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Code">
      <style:paragraph-properties fo:margin-left="0cm" fo:margin-right="0cm" fo:text-indent="0cm" style:auto-text-indent="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2.501cm" fo:margin-right="0cm" fo:text-indent="0cm" style:auto-text-indent="false"/>
    </style:style>
    <style:style style:name="P12" style:family="paragraph" style:parent-style-name="Standard"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9"><text:s text:c="4"/>&lt;var name="helloWorld" protected="true/&gt;</text:p>
      <text:p text:style-name="P9"><text:s text:c="4"/>&lt;fn&gt; ... &lt;/fn&gt;</text:p>
      <text:p text:style-name="P9">&lt;/bind&gt;</text:p>
      <text:p text:style-name="P7"/>
      <text:h text:style-name="Heading_20_2" text:outline-level="2">Span Attributes</text:h>
      <text:p text:style-name="Standard"/>
      <text:p text:style-name="Standard">Any element may have an optional 'span' attributes that describe the start-to-finish </text:p>
      <text:p text:style-name="Standard">of text of the source file that the element derives from. A span should have the format</text:p>
      <text:p text:style-name="Standard"><text:s text:c="4"/></text:p>
      <text:p text:style-name="Code">LINE[,COLUMN][;LINE[,COLUMN]]</text:p>
      <text:p text:style-name="Standard"><text:s text:c="8"/></text:p>
      <text:p text:style-name="Standard">The first LINE,COLUMN group specifies the starting row number and optional column.number. The second LINE,COLUMN pair describes the finishing row and column. Whitespace at the number boundaries is permitted and ignored.</text:p>
      <text:p text:style-name="Standard">The second group is optional and if omitted is considered to be a duplicate of the first.</text:p>
      <text:p text:style-name="Standard">If the 'from' attribute is specified then the 'to' attribute will default to the same line number as the 'from' attribute, although any column will be ignored.</text:p>
      <text:p text:style-name="Standard">e.g.</text:p>
      <text:p text:style-name="Code">&lt;app span="23,8;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text:soft-page-break/></text:p>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text:s text:c="4"/>FUNCTION <text:s text:c="11"/>### a function</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text:soft-page-break/>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symbol value=TEXT/&gt; <text:s text:c="15"/>### Symbols<text:tab/><text:tab/></text:p>
      <text:p text:style-name="Code"><text:s text:c="4"/>&lt;char value=TEXT/&gt; <text:s text:c="17"/>### A single character</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ext:soft-page-break/>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p text:style-name="P1"/>
      <text:p text:style-name="P1">Note: there are three ways by which a global variable might be referred by.</text:p>
      <text:list xml:id="list524661344" text:style-name="L1">
        <text:list-item>
          <text:p text:style-name="P12">A qualified reference, using the alias attribute</text:p>
        </text:list-item>
        <text:list-item>
          <text:p text:style-name="P12">An unqualified reference, using the enc.pkg (enclosing package) attribute</text:p>
        </text:list-item>
        <text:list-item>
          <text:p text:style-name="P12">An absolute reference, using the def.pkg (defining package) attribute</text:p>
        </text:list-item>
      </text:list>
      <text:h text:style-name="Heading_20_2" text:outline-level="2">Syntax</text:h>
      <text:p text:style-name="Standard"/>
      <text:p text:style-name="Code">VARIABLE ::=</text:p>
      <text:p text:style-name="Code"><text:soft-page-break/><text:s text:c="4"/>&lt;id name=NAME </text:p>
      <text:p text:style-name="P8"><text:tab/> <text:s text:c="7"/>[enc.pkg=PACKAGE_NAME ]</text:p>
      <text:p text:style-name="P8"><text:tab/> <text:s text:c="7"/>[def.pkg=PACKAGE_NAME | alias=NICKNAME<text:tab/> ]</text:p>
      <text:p text:style-name="P8"><text:tab/> <text:s text:c="3"/>/&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not following the usual convention. The destination expression may be 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list&gt; EXPR* &lt;/list&gt;</text:p>
      <text:p text:style-name="Code"><text:s text:c="4"/>&lt;vector&gt; EXPR* &lt;/vector&gt;</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p text:style-name="Standard"/>
      <text:h text:style-name="Heading_20_2" text:outline-level="2">Lists and Vectors</text:h>
      <text:p text:style-name="Code">APP ::=</text:p>
      <text:p text:style-name="Code"><text:soft-page-break/><text:s text:c="4"/>&lt;list&gt; EXPR* &lt;/list&gt;</text:p>
      <text:p text:style-name="Code"><text:s text:c="4"/>&lt;vector&gt; EXPR* &lt;/vector&gt;</text:p>
      <text:p text:style-name="Code"/>
      <text:p text:style-name="Standard">Lists and vectors are given special recognition. In the future these forms will be superseded by a macro processing stage. </text:p>
      <text:p text:style-name="Standard">The main value of breaking these forms out early is that they have precisely the correct semantics for compile-time constants. This means that they build immutable objects and these objects are allocated at compile time if reasonable.</text:p>
      <text:p text:style-name="Standard">N.B. The introduction of this form has meant the removal of the explicit empty-list and empty-vector constants. These are replaced by &lt;list/&gt; and &lt;vector/&gt; respectively.</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text:soft-page-break/>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text:soft-page-break/>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text:soft-page-break/>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enc.pkg=PACKAGE_NAME]</text:p>
      <text:p text:style-name="Code"><text:s text:c="8"/>[def.pkg=PACKAGE_NAME |</text:p>
      <text:p text:style-name="Code"><text:s text:c="9"/>qualifier=ALIAS_NAME ]</text:p>
      <text:p text:style-name="Code"><text:s text:c="8"/>( (tag0|tag1|..)=TAG_VALUE )* </text:p>
      <text:p text:style-name="Code"><text:s text:c="4"/>/&gt;</text:p>
      <text:p text:style-name="Code"/>
      <text:p text:style-name="Code">Comment! Qualifier or alias???</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10">name=NAME</text:p>
      <text:p text:style-name="P11">The "name" attribute is optional. If it is omitted then it is an anonymous variable.</text:p>
      <text:p text:style-name="P10"><text:soft-page-break/></text:p>
      <text:p text:style-name="P10">type=TYPE_EXPR <text:s text:c="9"/></text:p>
      <text:p text:style-name="P11">The type-check will be made BEFORE assignment <text:s/>and a failed type-check will generate an error.</text:p>
      <text:p text:style-name="P10"/>
      <text:p text:style-name="P10">match=TYPE_EXPR <text:s text:c="8"/></text:p>
      <text:p text:style-name="P11">The type-check is made BEFORE the assignment and failure will cause the matcher to backtrack.</text:p>
      <text:p text:style-name="P10"/>
      <text:p text:style-name="P10">protected=BOOL <text:s text:c="9"/></text:p>
      <text:p text:style-name="P11">If “true” variable is protected against subsequent <text:s/>assignments. Generated by val and define declarations. If “false” the variable may be assigned to. If omitted the default is “true”.</text:p>
      <text:p text:style-name="Standard"/>
      <text:p text:style-name="Standard">Top level variables may also be given tags and package qualifiers. </text:p>
      <text:p text:style-name="Standard"/>
      <text:p text:style-name="P10">tag<text:span text:style-name="T1">N</text:span>=TAG_VALUE</text:p>
      <text:p text:style-name="P11">Tags the variable.</text:p>
      <text:p text:style-name="P10"/>
      <text:p text:style-name="P10">qualifier=ALIAS <text:s text:c="9"/></text:p>
      <text:p text:style-name="P11">The name is qualified by an import alias.</text:p>
      <text:p text:style-name="P10"/>
      <text:p text:style-name="P10">pkg=PACKAGE_NAME <text:s text:c="8"/></text:p>
      <text:p text:style-name="P11">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8"/>&lt;absent value="absent"/&gt;</text:p>
      <text:p text:style-name="Code"><text:s text:c="4"/>&lt;/bind&gt;</text:p>
      <text:p text:style-name="Code"><text:s text:c="4"/>STATEMENTS</text:p>
      <text:p text:style-name="Code">&lt;/for&gt;</text:p>
      <text:p text:style-name="Standard"/>
      <text:p text:style-name="Standard"/>
      <text:h text:style-name="Heading_20_2" text:outline-level="2"><text:soft-page-break/>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text:soft-page-break/>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Stephen Leach</text:p>
      <text:p text:style-name="P4"><text:soft-page-break/>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0-08-10T18:35:57</meta:creation-date>
    <dc:date>2012-01-29T16:21:57</dc:date>
    <dc:creator>Stephen Leach</dc:creator>
    <meta:editing-duration>P7DT3H9M25S</meta:editing-duration>
    <meta:editing-cycles>86</meta:editing-cycles>
    <meta:generator>LibreOffice/3.4$Unix LibreOffice_project/340m1$Build-302</meta:generator>
    <meta:document-statistic meta:table-count="0" meta:image-count="1" meta:object-count="0" meta:page-count="13" meta:paragraph-count="396" meta:word-count="2356" meta:character-count="16706" meta:non-whitespace-character-count="13417"/>
  </office:meta>
</office:document-meta>
</file>